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color="#0000ff"/>
    </style:style>
    <style:style style:name="P2" style:family="paragraph" style:parent-style-name="Text_20_body">
      <style:text-properties fo:color="#ff0000"/>
    </style:style>
    <style:style style:name="P3" style:family="paragraph" style:parent-style-name="Text_20_body">
      <style:text-properties fo:color="#4c1900"/>
    </style:style>
    <style:style style:name="P4" style:family="paragraph" style:parent-style-name="Text_20_body">
      <style:text-properties fo:color="#355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8-STATS Presentation Notes</text:h>
      <text:p text:style-name="Text_20_body"/>
      <text:h text:style-name="Heading_20_2" text:outline-level="2">Slide 1</text:h>
      <text:p text:style-name="Text_20_body">Thank you &lt;random guy&gt;.</text:p>
      <text:p text:style-name="Text_20_body">Ok, on to the Stats package. </text:p>
      <text:p text:style-name="Text_20_body">Our assignment as the STATS Package was to analyze, design and implement a system that can gather business information about the Erasmus Mobility Process and display it to the user in structured mediums to support executive decision making. </text:p>
      <text:p text:style-name="P1">Picture this situation: the mobility requests to a random HEI are decreasing every semester. You don't know why. You suspect there's a human flaw. You suspect the internship opportunities are not appealing. You suspect a number of things but you are not certain what are the factors.</text:p>
      <text:p text:style-name="P1">With the Erasmusline Executive Information System you can access the online interface and analyze the efficiency patterns of last year's Erasmus process.</text:p>
      <text:p text:style-name="P1">You discover that an unusual number of Student application forms were rejected – further analyzing this situation you discover the Student application forms are missing fields in the internship section that are crucial to approve the student's mobility.</text:p>
      <text:p text:style-name="P1">The STATS package allows the users access to various visual tools to analyze this and many other situations.</text:p>
      <text:p text:style-name="Text_20_body"/>
      <text:p text:style-name="P2">Picture this other situation: You are a student and you want to know which were the most visited countries and institutions. </text:p>
      <text:p text:style-name="P2">Fact: Efficacy</text:p>
      <text:p text:style-name="P2">Columns: Year</text:p>
      <text:p text:style-name="P2">Rows: Host Country </text:p>
      <text:p text:style-name="P2"/>
      <text:p text:style-name="P2">What you want to know is the Institution with most applications in belgium:</text:p>
      <text:p text:style-name="P2">Columns: Year</text:p>
      <text:p text:style-name="P2">Rows: Host Country | Host Institution </text:p>
      <text:p text:style-name="P2">Filter: Host Institution Equals Belgium</text:p>
      <text:p text:style-name="P2"/>
      <text:p text:style-name="P2">Suppose you want to know which Institution has more women!!!</text:p>
      <text:p text:style-name="P2">Columns: Year</text:p>
      <text:p text:style-name="P2">Rows: Host Country | Host Institution | Gender</text:p>
      <text:p text:style-name="P2">Filter: Host Institution Equals Belgium | Gender Equals Female</text:p>
      <text:p text:style-name="P2">&lt;swap&gt;</text:p>
      <text:p text:style-name="P2"/>
      <text:p text:style-name="P2">Now you can see that the women from 2009 to 2010 started to prefer Gent University</text:p>
      <text:p text:style-name="P2"><text:soft-page-break/></text:p>
      <text:p text:style-name="P3">You are an administrative staff member responsible to verify the Application forms approval and you suspect that the Application forms are having some issues.</text:p>
      <text:p text:style-name="P3">Columns: Institution </text:p>
      <text:p text:style-name="P3">Rows: Phase | Year</text:p>
      <text:p text:style-name="P3">Filter: Institution Equals ISEP | Year Equals 2011</text:p>
      <text:p text:style-name="P3">You confirmed that the forms are stopping at the pre-candidacy.</text:p>
      <text:p text:style-name="P2"/>
      <text:p text:style-name="P4">You are a staff member and colleague told to check if there was any anomaly in the student applications. You check there's an institution with less applications. With further checking you realize that it's not the institution but the study degree.</text:p>
      <text:p text:style-name="P4">Columns: Host Institution</text:p>
      <text:p text:style-name="P4">Rows: Year | <text:s/>Degree</text:p>
      <text:p text:style-name="P4">Filter: Year-2010 | Host Institution - Kahosl</text:p>
      <text:p text:style-name="P4"/>
      <text:p text:style-name="P4"/>
      <text:p text:style-name="Text_20_body">The develop this system we had to be aware of the student mobility numbers from previous years and identify which objectives to measure, organized by Key Performance Indicators, Dimensions and Measures. You can check the notes for a list of these values.</text:p>
      <text:h text:style-name="Heading_20_2" text:outline-level="2">Slide 2</text:h>
      <text:p text:style-name="Text_20_body">So in order to achieve that, we had to design a schematic of the database that would store the structure we identified from the list of performance indicators – Data Warehouse.</text:p>
      <text:p text:style-name="Text_20_body">Given some sensible nature of the data, we decided to split the Data Warehouse into two basic Data Marts – a local Data Mart for the efficiency indicators and a remote central Data Mart for the efficacy indicators.</text:p>
      <text:p text:style-name="Text_20_body">These Data Marts are accessible by two servers that run in the background, access the data marts and perform the data refreshment and OLAP tasks.</text:p>
      <text:p text:style-name="Text_20_body"/>
      <text:h text:style-name="Heading_20_3" text:outline-level="3">Slide 3</text:h>
      <text:p text:style-name="Text_20_body">After having the data collected and transformed we had to create a way to consult and manipulate it. There are some basic concepts that come with the use of the EIS such as Drill-Down, Roll-Up etc. But given the target public – general – we were inspired by another interface which masks this concept by presenting a more intuitive interface.</text:p>
      <text:p text:style-name="Text_20_body">With the interface the user can generate and print Pivot Tables like in a spreadsheet program by the combination of Dimensions and Measures of choice. You can also generate Charts to further help the user visualize the result.</text:p>
      <text:p text:style-name="Text_20_body">More details on the EIS interface in the App Demonstration.</text:p>
      <text:p text:style-name="Text_20_body"/>
      <text:p text:style-name="P4">Conclusion:</text:p>
      <text:p text:style-name="P4"><text:soft-page-break/>I believe with this app we were able to show the capabilities and usefulness of this module. I hope you enjoyed watching this presentation. Ques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style:text-properties style:font-name="Arial1" style:font-size-asian="10.5pt"/>
    </style:style>
    <style:style style:name="Heading" style:family="paragraph" style:parent-style-name="Standard" style:next-style-name="Text_20_body" style:class="text" style:master-page-name="">
      <style:paragraph-properties fo:margin-left="0in" fo:margin-right="0in" fo:margin-top="0.1665in" fo:margin-bottom="0.0835in" fo:text-indent="0in" style:auto-text-indent="false" style:page-number="auto"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7T10:39:15</meta:creation-date>
    <dc:date>2011-06-23T03:00:14</dc:date>
    <meta:editing-duration>PT2H53M33S</meta:editing-duration>
    <meta:editing-cycles>51</meta:editing-cycles>
    <meta:generator>LibreOffice/3.4$Unix LibreOffice_project/340m1$Build-12</meta:generator>
    <meta:document-statistic meta:table-count="0" meta:image-count="0" meta:object-count="0" meta:page-count="3" meta:paragraph-count="4" meta:word-count="655" meta:character-count="3967" meta:non-whitespace-character-count="3348"/>
  </office:meta>
</office:document-meta>
</file>